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2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MANV</text:p>
          </table:table-cell>
          <table:table-cell table:style-name="ce1" office:value-type="string" calcext:value-type="string">
            <text:p>Tên nhân viên</text:p>
          </table:table-cell>
          <table:table-cell table:style-name="ce1" office:value-type="string" calcext:value-type="string">
            <text:p>Lương Tháng</text:p>
          </table:table-cell>
          <table:table-cell table:style-name="ce1" office:value-type="string" calcext:value-type="string">
            <text:p>Mã PB</text:p>
          </table:table-cell>
          <table:table-cell table:style-name="ce1"/>
          <table:table-cell table:style-name="ce1" office:value-type="string" calcext:value-type="string">
            <text:p>Tổng Lương &gt;= 5.000.000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Nguyễn Thế Anh</text:p>
          </table:table-cell>
          <table:table-cell office:value-type="currency" office:currency="VND" office:value="5600000" calcext:value-type="currency">
            <text:p>5.600.000,00 ₫</text:p>
          </table:table-cell>
          <table:table-cell office:value-type="string" calcext:value-type="string">
            <text:p>PTC</text:p>
          </table:table-cell>
          <table:table-cell/>
          <table:table-cell table:style-name="ce6" table:formula="of:=SUMIF([.C2:.C7];&quot;&gt;=5000000&quot;;[.C2:.C7])" office:value-type="currency" office:currency="VND" office:value="20600000" calcext:value-type="currency">
            <text:p>20.600.000 ₫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Đỗ Thị Nhài</text:p>
          </table:table-cell>
          <table:table-cell office:value-type="currency" office:currency="VND" office:value="4500000" calcext:value-type="currency">
            <text:p>4.500.000,00 ₫</text:p>
          </table:table-cell>
          <table:table-cell office:value-type="string" calcext:value-type="string">
            <text:p>PTV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Phùng Quốc Chấn</text:p>
          </table:table-cell>
          <table:table-cell office:value-type="currency" office:currency="VND" office:value="10000000" calcext:value-type="currency">
            <text:p>10.000.000,00 ₫</text:p>
          </table:table-cell>
          <table:table-cell office:value-type="string" calcext:value-type="string">
            <text:p>BG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Lê Thị Mai Hương</text:p>
          </table:table-cell>
          <table:table-cell office:value-type="currency" office:currency="VND" office:value="3500000" calcext:value-type="currency">
            <text:p>3.500.000,00 ₫</text:p>
          </table:table-cell>
          <table:table-cell office:value-type="string" calcext:value-type="string">
            <text:p>PT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Phạm Quang Nhật</text:p>
          </table:table-cell>
          <table:table-cell office:value-type="currency" office:currency="VND" office:value="5000000" calcext:value-type="currency">
            <text:p>5.000.000,00 ₫</text:p>
          </table:table-cell>
          <table:table-cell office:value-type="string" calcext:value-type="string">
            <text:p>PT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Đăng Thu Trà</text:p>
          </table:table-cell>
          <table:table-cell office:value-type="currency" office:currency="VND" office:value="4700000" calcext:value-type="currency">
            <text:p>4.700.000,00 ₫</text:p>
          </table:table-cell>
          <table:table-cell office:value-type="string" calcext:value-type="string">
            <text:p>PK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>VND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ND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3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30T14:26:07.128266997</meta:creation-date>
    <meta:generator>LibreOffice/6.0.7.3$Linux_X86_64 LibreOffice_project/00m0$Build-3</meta:generator>
    <dc:date>2024-10-30T14:48:26.337571436</dc:date>
    <meta:editing-duration>PT11M27S</meta:editing-duration>
    <meta:editing-cycles>2</meta:editing-cycles>
    <meta:document-statistic meta:table-count="1" meta:cell-count="30" meta:object-count="0"/>
  </office:meta>
</office:document-meta>
</file>